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5.66208333333333cm"/>
    </style:style>
    <style:style style:name="co2" style:family="table-column">
      <style:table-column-properties fo:break-before="auto" style:column-width="23.6802083333333cm" style:use-optimal-column-width="true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8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Instituto Nacional de Estadistica y Censo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entificador</text:p>
          </table:table-cell>
          <table:table-cell office:value-type="string" table:style-name="ce3">
            <text:p>INEC_PDA_202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 Referencia</text:p>
          </table:table-cell>
          <table:table-cell office:value-type="string" table:style-name="ce3">
            <text:p>INEC_DIES_ENEMDU_2022_OC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bre</text:p>
          </table:table-cell>
          <table:table-cell office:value-type="string" table:style-name="ce3">
            <text:p>enemdu_ambiental_2022_1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escripción</text:p>
          </table:table-cell>
          <table:table-cell office:value-type="string" table:style-name="ce3">
            <text:p>La Tabla de datos de la Encuesta Nacional de Empleo, Desempleo y Subempleo -<text:span text:style-name="T1"><text:s/>OCTUBRE</text:span><text:s/>2022, Caracterizar el comportamiento ambiental, de la ciudadanía y de los hogares del país, con el objeto de generar información que permita comprender los efectos e impactos que causan sobre el medio ambiente.<text:s/>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Nombre del campo</text:p>
          </table:table-cell>
          <table:table-cell office:value-type="string" table:style-name="ce5">
            <text:p>Descripción del camp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area</text:p>
          </table:table-cell>
          <table:table-cell office:value-type="string" table:style-name="ce7">
            <text:p>Are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iudad</text:p>
          </table:table-cell>
          <table:table-cell office:value-type="string" table:style-name="ce7">
            <text:p>Ciu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nglomerado</text:p>
          </table:table-cell>
          <table:table-cell office:value-type="string" table:style-name="ce7">
            <text:p>Conglomera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anelm</text:p>
          </table:table-cell>
          <table:table-cell office:value-type="string" table:style-name="ce7">
            <text:p>Panel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vienda</text:p>
          </table:table-cell>
          <table:table-cell office:value-type="string" table:style-name="ce7">
            <text:p>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hogar</text:p>
          </table:table-cell>
          <table:table-cell office:value-type="string" table:style-name="ce7">
            <text:p>Hog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91p7</text:p>
          </table:table-cell>
          <table:table-cell office:value-type="string" table:style-name="ce7">
            <text:p>Durante el MES PASADO,al momento de hacer sus compras en su hogar utilizó con mayor frecuenci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91p8a</text:p>
          </table:table-cell>
          <table:table-cell office:value-type="string" table:style-name="ce7">
            <text:p>Al momento de comprar un NUEVO PRODUCTO, a USTED le importa: Aliment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91p8b</text:p>
          </table:table-cell>
          <table:table-cell office:value-type="string" table:style-name="ce7">
            <text:p>Al momento de comprar un NUEVO PRODUCTO, a USTED le importa: Electrodoméstic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91p8c</text:p>
          </table:table-cell>
          <table:table-cell office:value-type="string" table:style-name="ce7">
            <text:p>Al momento de comprar un NUEVO PRODUCTO, a USTED le importa: Electrónic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91p8d</text:p>
          </table:table-cell>
          <table:table-cell office:value-type="string" table:style-name="ce7">
            <text:p>Al momento de comprar un NUEVO PRODUCTO, a USTED le importa: Limpiez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91p91</text:p>
          </table:table-cell>
          <table:table-cell office:value-type="string" table:style-name="ce7">
            <text:p>Dentro de los siguientes PROBLEMAS AMBIENTALES, cuales son los que afectan a su barrio:Contaminación visua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91p92</text:p>
          </table:table-cell>
          <table:table-cell office:value-type="string" table:style-name="ce7">
            <text:p>Dentro de los siguientes PROBLEMAS AMBIENTALES, cuales son los que afectan a su barrio:Agua contamina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91p93</text:p>
          </table:table-cell>
          <table:table-cell office:value-type="string" table:style-name="ce7">
            <text:p>Dentro de los siguientes PROBLEMAS AMBIENTALES, cuales son los que afectan a su barrio:Ruidos excesiv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91p94</text:p>
          </table:table-cell>
          <table:table-cell office:value-type="string" table:style-name="ce7">
            <text:p>Dentro de los siguientes PROBLEMAS AMBIENTALES, cuales son los que afectan a su barrio:Acumulación de Basur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91p95</text:p>
          </table:table-cell>
          <table:table-cell office:value-type="string" table:style-name="ce7">
            <text:p>Dentro de los siguientes PROBLEMAS AMBIENTALES, cuales son los que afectan a su barrio:Contaminación del aire (smog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91p96</text:p>
          </table:table-cell>
          <table:table-cell office:value-type="string" table:style-name="ce7">
            <text:p>Dentro de los siguientes PROBLEMAS AMBIENTALES, cuales son los que afectan a su barrio:Presencia de animales callejeros y sus excrement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91p10</text:p>
          </table:table-cell>
          <table:table-cell office:value-type="string" table:style-name="ce7">
            <text:p>Le preocupa a usted la SITUACIÓN DEL AMBIENTE en su bar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91p111</text:p>
          </table:table-cell>
          <table:table-cell office:value-type="string" table:style-name="ce7">
            <text:p>Durante los ÚLTIMOS 12 MESES, ha participado en alguna actividad como: Colaborar con tiempo o dinero en alguna organización en defensa del ambien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91p112</text:p>
          </table:table-cell>
          <table:table-cell office:value-type="string" table:style-name="ce7">
            <text:p>Durante los ÚLTIMOS 12 MESES, ha participado en alguna actividad como:Participar en voluntariados ambiental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91p113</text:p>
          </table:table-cell>
          <table:table-cell office:value-type="string" table:style-name="ce7">
            <text:p>Durante los ÚLTIMOS 12 MESES, ha participado en alguna actividad como:Manifestarse contra alguna situación perjudicial para el medio ambien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91p114</text:p>
          </table:table-cell>
          <table:table-cell office:value-type="string" table:style-name="ce7">
            <text:p>Durante los ÚLTIMOS 12 MESES, ha participado en alguna actividad como:Denunciar personalmente algún problema ambiental que haya identifica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91p115</text:p>
          </table:table-cell>
          <table:table-cell office:value-type="string" table:style-name="ce7">
            <text:p>Durante los ÚLTIMOS 12 MESES, ha participado en alguna actividad como:Participar de programas o iniciativas de educación o sensibilización ambienta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91p121</text:p>
          </table:table-cell>
          <table:table-cell office:value-type="string" table:style-name="ce7">
            <text:p>Qué tan de acuerdo está Ud. con las siguientes:Toda persona es responsable de la protección del medio ambien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91p122</text:p>
          </table:table-cell>
          <table:table-cell office:value-type="string" table:style-name="ce7">
            <text:p>Qué tan de acuerdo está Ud. con las siguientes:El gobierno es el principal responsable de la protección del medio ambien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91p123</text:p>
          </table:table-cell>
          <table:table-cell office:value-type="string" table:style-name="ce7">
            <text:p>Qué tan de acuerdo está Ud. con las siguientes:Las empresas son las principales responsables de reducir el deterioro del medio ambien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91p124</text:p>
          </table:table-cell>
          <table:table-cell office:value-type="string" table:style-name="ce7">
            <text:p>Qué tan de acuerdo está Ud. con las siguientes:Mi hogar es responsable de reducir el deterioro del medio ambien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91p125</text:p>
          </table:table-cell>
          <table:table-cell office:value-type="string" table:style-name="ce7">
            <text:p>Qué tan de acuerdo está Ud. con las siguientes:Todos los hogares son responsables de reducir el deterioro del medio ambien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91p126</text:p>
          </table:table-cell>
          <table:table-cell office:value-type="string" table:style-name="ce7">
            <text:p>Qué tan de acuerdo está Ud. con las siguientes:No estoy dispuesto a cooperar para reducir el deterioro ambiental si los demás no hacen lo mism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91p131</text:p>
          </table:table-cell>
          <table:table-cell office:value-type="string" table:style-name="ce7">
            <text:p>Qué tan de acuerdo está Ud. con las siguientes afirmaciones:Proteger el ambiente encarece el costo de la vi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91p132</text:p>
          </table:table-cell>
          <table:table-cell office:value-type="string" table:style-name="ce7">
            <text:p>Qué tan de acuerdo está Ud. con las siguientes afirmaciones:Proteger el ambiente genera ahorros económicos para mi hog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91p133</text:p>
          </table:table-cell>
          <table:table-cell office:value-type="string" table:style-name="ce7">
            <text:p>Qué tan de acuerdo está Ud. con las siguientes afirmaciones:Proteger el ambiente requiere tiempo y esfuerz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strato</text:p>
          </table:table-cell>
          <table:table-cell office:value-type="string" table:style-name="ce7">
            <text:p>Estrat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exp</text:p>
          </table:table-cell>
          <table:table-cell office:value-type="string" table:style-name="ce7">
            <text:p>Factor de expans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pm</text:p>
          </table:table-cell>
          <table:table-cell office:value-type="string" table:style-name="ce7">
            <text:p>Unidad Primaria de Muestre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d_vivienda</text:p>
          </table:table-cell>
          <table:table-cell office:value-type="string" table:style-name="ce7">
            <text:p>Identificador de 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d_hogar</text:p>
          </table:table-cell>
          <table:table-cell office:value-type="string" table:style-name="ce7">
            <text:p>Identificador de hog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eriodo</text:p>
          </table:table-cell>
          <table:table-cell office:value-type="string" table:style-name="ce7">
            <text:p>Periodo</text:p>
          </table:table-cell>
          <table:table-cell table:number-columns-repeated="16382"/>
        </table:table-row>
        <table:table-row table:number-rows-repeated="104853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P</meta:initial-creator>
    <dc:creator>INEC William Villavicencio</dc:creator>
    <meta:creation-date>2020-12-02T16:57:00Z</meta:creation-date>
    <dc:date>2022-11-16T20:09:21Z</dc:date>
  </office:meta>
</office:document-meta>
</file>